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jercicios CCS </text:p>
      <text:p text:style-name="P4"/>
      <text:p text:style-name="P5">Ejercicio 1:</text:p>
      <text:p text:style-name="P1"/>
      <text:p text:style-name="P2">1º Se utiliza “body” para ponerle un estilo concreto a todo el cuerpo del documento .html, en este caso le esta añadiendo un color “tan”.</text:p>
      <text:p text:style-name="P2">2º “h1” le da estilo solo a la frase que va dentro de &lt;h1&gt; &lt;/h1&gt;</text:p>
      <text:p text:style-name="P2">3º &lt;hr&gt; añade una línea. Utilizando esto en la hoja de estilos podemos modificar dicha línea.</text:p>
      <text:p text:style-name="P2">4º Los párrafos se le ha añadido un estilo utilizando “p” <text:s/>y “p.verse” en el que se le añade un color marrón y el tamaño de las letras.</text:p>
      <text:p text:style-name="P2">5º Para añadir un estilo a una sola palabra se utiliza “a”</text:p>
      <text:p text:style-name="P2"/>
      <text:p text:style-name="P6">Ejercicio 2:</text:p>
      <text:p text:style-name="P6"/>
      <text:p text:style-name="P8">Porque en la hoja de estilos se utiliza “p” y “p.verse” para diferenciar los párrafos que quiere de un color o de ot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29T08:32:16.94</meta:creation-date>
    <dc:date>2015-10-29T09:36:41.92</dc:date>
    <meta:editing-duration>PT48M33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9" meta:word-count="125" meta:character-count="645"/>
  </office:meta>
</office:document-meta>
</file>